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05cm" fo:min-width="7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5cm" fo:min-width="8.1cm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45cm" fo:min-width="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3cm" svg:height="5.3cm" svg:x="9.1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cm" svg:y1="3.8cm" svg:x2="17.4cm" svg:y2="3.8cm">
          <text:p/>
        </draw:line>
        <draw:frame draw:style-name="gr3" draw:text-style-name="P3" draw:layer="layout" svg:width="8.2cm" svg:height="0.962cm" svg:x="9.1cm" svg:y="3cm">
          <draw:text-box>
            <text:p text:style-name="P2"><text:span text:style-name="T1">CONTRIBUINTE</text:span></text:p>
          </draw:text-box>
        </draw:frame>
        <draw:connector draw:style-name="gr4" draw:text-style-name="P4" draw:layer="layout" svg:x1="16.8cm" svg:y1="11.95cm" svg:x2="16.8cm" svg:y2="11.95cm" svg:d="M16800 11950z" svg:viewBox="0 0 1 1">
          <text:p/>
        </draw:connector>
        <draw:frame draw:style-name="gr5" draw:text-style-name="P5" draw:layer="layout" svg:width="8.1cm" svg:height="1.8cm" svg:x="9.2cm" svg:y="4cm">
          <draw:text-box>
            <text:p><text:span text:style-name="T1">- nome : String</text:span></text:p>
            <text:p><text:span text:style-name="T1">- renda : Double</text:span> </text:p>
          </draw:text-box>
        </draw:frame>
        <draw:line draw:style-name="gr2" draw:text-style-name="P1" draw:layer="layout" svg:x1="9.1cm" svg:y1="6.1cm" svg:x2="17.5cm" svg:y2="6.1cm">
          <text:p/>
        </draw:line>
        <draw:frame draw:style-name="gr6" draw:text-style-name="P3" draw:layer="layout" svg:width="8.2cm" svg:height="2.1cm" svg:x="9.2cm" svg:y="6.2cm">
          <draw:text-box>
            <text:p text:style-name="P6"><text:span text:style-name="T1">+ impostoDevido: Double</text:span></text:p>
            <text:p text:style-name="P6"><text:span text:style-name="T1">+ demonstrativo: String</text:span></text:p>
          </draw:text-box>
        </draw:frame>
        <draw:custom-shape draw:style-name="gr7" draw:text-style-name="P1" draw:layer="layout" svg:width="8.6cm" svg:height="4.1cm" svg:x="3.1cm" svg:y="13.8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1" draw:id="id1" draw:layer="layout" svg:width="8.5cm" svg:height="0.962cm" svg:x="3.1cm" svg:y="13.9cm">
          <draw:text-box>
            <text:p text:style-name="P4">Pessoa Física</text:p>
          </draw:text-box>
        </draw:frame>
        <draw:line draw:style-name="gr2" draw:text-style-name="P1" draw:layer="layout" svg:x1="3.1cm" svg:y1="15.2cm" svg:x2="11.7cm" svg:y2="15.2cm">
          <text:p/>
        </draw:line>
        <draw:frame draw:style-name="gr8" draw:text-style-name="P5" draw:layer="layout" svg:width="8.6cm" svg:height="2.7cm" svg:x="3.1cm" svg:y="15.2cm">
          <draw:text-box>
            <text:p>- gastoSaúde : Double</text:p>
          </draw:text-box>
        </draw:frame>
        <draw:line draw:style-name="gr2" draw:text-style-name="P1" draw:layer="layout" svg:x1="3.1cm" svg:y1="16.3cm" svg:x2="11.7cm" svg:y2="16.3cm">
          <text:p/>
        </draw:line>
        <draw:custom-shape draw:style-name="gr7" draw:text-style-name="P1" draw:layer="layout" svg:width="8.6cm" svg:height="4.1cm" svg:x="14.2cm" svg:y="13.9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2" draw:id="id2" draw:layer="layout" svg:width="8.5cm" svg:height="0.962cm" svg:x="14.2cm" svg:y="14cm">
          <draw:text-box>
            <text:p text:style-name="P4">Pessoa Jurídica</text:p>
          </draw:text-box>
        </draw:frame>
        <draw:line draw:style-name="gr2" draw:text-style-name="P1" draw:layer="layout" svg:x1="14.2cm" svg:y1="15.3cm" svg:x2="22.8cm" svg:y2="15.3cm">
          <text:p/>
        </draw:line>
        <draw:frame draw:style-name="gr8" draw:text-style-name="P5" draw:layer="layout" svg:width="8.6cm" svg:height="2.7cm" svg:x="14.2cm" svg:y="15.3cm">
          <draw:text-box>
            <text:p>- qtdFuncionarios : Integer</text:p>
          </draw:text-box>
        </draw:frame>
        <draw:line draw:style-name="gr2" draw:text-style-name="P1" draw:layer="layout" svg:x1="14.2cm" svg:y1="16.4cm" svg:x2="22.8cm" svg:y2="16.4cm">
          <text:p/>
        </draw:line>
        <draw:connector draw:style-name="gr2" draw:text-style-name="P1" draw:layer="layout" draw:type="curve" svg:x1="7.35cm" svg:y1="13.9cm" svg:x2="13.009cm" svg:y2="9.701cm" draw:start-shape="id1" draw:start-glue-point="0" svg:d="M7350 13900c0-3523 5659-1424 5659-4199" svg:viewBox="0 0 5660 4200">
          <text:p/>
        </draw:connector>
        <draw:connector draw:style-name="gr2" draw:text-style-name="P1" draw:layer="layout" draw:type="curve" svg:x1="18.45cm" svg:y1="14cm" svg:x2="13.009cm" svg:y2="10.179cm" draw:start-shape="id2" draw:start-glue-point="0" svg:d="M18450 14000c0-3240-5441-1330-5441-3821" svg:viewBox="0 0 5442 3822">
          <text:p/>
        </draw:connector>
        <draw:custom-shape draw:style-name="gr9" draw:text-style-name="P1" draw:layer="layout" svg:width="2.4cm" svg:height="1.4cm" svg:x="11.9cm" svg:y="8.3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8:51:13.770352195</meta:creation-date>
    <dc:date>2018-12-27T09:12:59.435297884</dc:date>
    <meta:editing-duration>PT10M54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